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1-0_sc_WORD,rule</text:p>
          </table:table-cell>
          <table:table-cell office:value-type="float" office:value="1117701" calcext:value-type="float">
            <text:p>1117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1-0_WORD,rule</text:p>
          </table:table-cell>
          <table:table-cell office:value-type="float" office:value="272610" calcext:value-type="float">
            <text:p>2726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cc_WORD,rule</text:p>
          </table:table-cell>
          <table:table-cell office:value-type="float" office:value="845091" calcext:value-type="float">
            <text:p>8450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dd_WORD,rule</text:p>
          </table:table-cell>
          <table:table-cell office:value-type="float" office:value="84509100" calcext:value-type="float">
            <text:p>84509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mon_dd_WORD,rule</text:p>
          </table:table-cell>
          <table:table-cell office:value-type="float" office:value="995680764" calcext:value-type="float">
            <text:p>995680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,rule</text:p>
          </table:table-cell>
          <table:table-cell office:value-type="float" office:value="845091" calcext:value-type="float">
            <text:p>8450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_dd,rule</text:p>
          </table:table-cell>
          <table:table-cell office:value-type="float" office:value="84509100" calcext:value-type="float">
            <text:p>84509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_sc,rule</text:p>
          </table:table-cell>
          <table:table-cell office:value-type="float" office:value="4225455" calcext:value-type="float">
            <text:p>422545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_year,rule</text:p>
          </table:table-cell>
          <table:table-cell office:value-type="float" office:value="140121540" calcext:value-type="float">
            <text:p>140121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ddd_WORD,rule</text:p>
          </table:table-cell>
          <table:table-cell office:value-type="float" office:value="272610000" calcext:value-type="float">
            <text:p>2726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dd_WORD,rule</text:p>
          </table:table-cell>
          <table:table-cell office:value-type="float" office:value="27261000" calcext:value-type="float">
            <text:p>27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d_WORD,rule</text:p>
          </table:table-cell>
          <table:table-cell office:value-type="float" office:value="2726100" calcext:value-type="float">
            <text:p>272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_sc_WORD,rule</text:p>
          </table:table-cell>
          <table:table-cell office:value-type="float" office:value="1363050" calcext:value-type="float">
            <text:p>13630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_WORD,rule</text:p>
          </table:table-cell>
          <table:table-cell office:value-type="float" office:value="272610" calcext:value-type="float">
            <text:p>2726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dddd_WORD,rule</text:p>
          </table:table-cell>
          <table:table-cell office:value-type="float" office:value="1363050000" calcext:value-type="float">
            <text:p>13630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dd_WORD,rule</text:p>
          </table:table-cell>
          <table:table-cell office:value-type="float" office:value="13630500" calcext:value-type="float">
            <text:p>1363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d,rule</text:p>
          </table:table-cell>
          <table:table-cell office:value-type="float" office:value="1090440" calcext:value-type="float">
            <text:p>109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41757200" calcext:value-type="float">
            <text:p>1417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dd_sc,rule</text:p>
          </table:table-cell>
          <table:table-cell office:value-type="float" office:value="10904400" calcext:value-type="float">
            <text:p>1090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5362304" calcext:value-type="float">
            <text:p>45362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year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year_sc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year_WORD,rule</text:p>
          </table:table-cell>
          <table:table-cell office:value-type="float" office:value="17719650" calcext:value-type="float">
            <text:p>17719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2sc_dd,rule</text:p>
          </table:table-cell>
          <table:table-cell office:value-type="float" office:value="19109961" calcext:value-type="float">
            <text:p>1910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dd_mon,rule</text:p>
          </table:table-cell>
          <table:table-cell office:value-type="float" office:value="1134084861" calcext:value-type="float">
            <text:p>11340848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5098" calcext:value-type="float">
            <text:p>113950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_dd,rule</text:p>
          </table:table-cell>
          <table:table-cell office:value-type="float" office:value="995680764" calcext:value-type="float">
            <text:p>995680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_sc,rule</text:p>
          </table:table-cell>
          <table:table-cell office:value-type="float" office:value="68207022" calcext:value-type="float">
            <text:p>682070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07054600" calcext:value-type="float">
            <text:p>50705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,rule</text:p>
          </table:table-cell>
          <table:table-cell office:value-type="float" office:value="2726100" calcext:value-type="float">
            <text:p>272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d,rule</text:p>
          </table:table-cell>
          <table:table-cell office:value-type="float" office:value="27261000" calcext:value-type="float">
            <text:p>27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dd,rule</text:p>
          </table:table-cell>
          <table:table-cell office:value-type="float" office:value="272610000" calcext:value-type="float">
            <text:p>2726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d_sc,rule</text:p>
          </table:table-cell>
          <table:table-cell office:value-type="float" office:value="190854261" calcext:value-type="float">
            <text:p>1908542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2sc,rule</text:p>
          </table:table-cell>
          <table:table-cell office:value-type="float" office:value="19082700" calcext:value-type="float">
            <text:p>1908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age,rule</text:p>
          </table:table-cell>
          <table:table-cell office:value-type="float" office:value="30532320" calcext:value-type="float">
            <text:p>30532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age_sc,rule</text:p>
          </table:table-cell>
          <table:table-cell office:value-type="float" office:value="183030354" calcext:value-type="float">
            <text:p>183030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09961" calcext:value-type="float">
            <text:p>1910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mon_dd,rule</text:p>
          </table:table-cell>
          <table:table-cell office:value-type="float" office:value="35466561" calcext:value-type="float">
            <text:p>354665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mon_dd_sc,rule</text:p>
          </table:table-cell>
          <table:table-cell office:value-type="float" office:value="212635800" calcext:value-type="float">
            <text:p>21263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009" calcext:value-type="float">
            <text:p>18810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sc_dd,rule</text:p>
          </table:table-cell>
          <table:table-cell office:value-type="float" office:value="16356600" calcext:value-type="float">
            <text:p>1635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sc_year,rule</text:p>
          </table:table-cell>
          <table:table-cell office:value-type="float" office:value="13112541" calcext:value-type="float">
            <text:p>131125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3930" calcext:value-type="float">
            <text:p>35439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year_mon,rule</text:p>
          </table:table-cell>
          <table:table-cell office:value-type="float" office:value="26197821" calcext:value-type="float">
            <text:p>2619782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year_sc,rule</text:p>
          </table:table-cell>
          <table:table-cell office:value-type="float" office:value="116677080" calcext:value-type="float">
            <text:p>11667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year_sc_WORD,rule</text:p>
          </table:table-cell>
          <table:table-cell office:value-type="float" office:value="17719650" calcext:value-type="float">
            <text:p>17719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year_WORD,rule</text:p>
          </table:table-cell>
          <table:table-cell office:value-type="float" office:value="3543930" calcext:value-type="float">
            <text:p>35439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year_WORD_sc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1-0_sc_wORD,rule</text:p>
          </table:table-cell>
          <table:table-cell office:value-type="float" office:value="1117701" calcext:value-type="float">
            <text:p>1117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1-0_wORD,rule</text:p>
          </table:table-cell>
          <table:table-cell office:value-type="float" office:value="272610" calcext:value-type="float">
            <text:p>2726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cc_wORD,rule</text:p>
          </table:table-cell>
          <table:table-cell office:value-type="float" office:value="845091" calcext:value-type="float">
            <text:p>8450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dd_wORD,rule</text:p>
          </table:table-cell>
          <table:table-cell office:value-type="float" office:value="84509100" calcext:value-type="float">
            <text:p>84509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mon_dd_wORD,rule</text:p>
          </table:table-cell>
          <table:table-cell office:value-type="float" office:value="995680764" calcext:value-type="float">
            <text:p>995680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,rule</text:p>
          </table:table-cell>
          <table:table-cell office:value-type="float" office:value="845091" calcext:value-type="float">
            <text:p>8450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_dd,rule</text:p>
          </table:table-cell>
          <table:table-cell office:value-type="float" office:value="84509100" calcext:value-type="float">
            <text:p>84509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_sc,rule</text:p>
          </table:table-cell>
          <table:table-cell office:value-type="float" office:value="4225455" calcext:value-type="float">
            <text:p>422545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_year,rule</text:p>
          </table:table-cell>
          <table:table-cell office:value-type="float" office:value="140121540" calcext:value-type="float">
            <text:p>140121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ddd_wORD,rule</text:p>
          </table:table-cell>
          <table:table-cell office:value-type="float" office:value="272610000" calcext:value-type="float">
            <text:p>2726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dd_wORD,rule</text:p>
          </table:table-cell>
          <table:table-cell office:value-type="float" office:value="27261000" calcext:value-type="float">
            <text:p>27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d_wORD,rule</text:p>
          </table:table-cell>
          <table:table-cell office:value-type="float" office:value="2726100" calcext:value-type="float">
            <text:p>272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_sc_wORD,rule</text:p>
          </table:table-cell>
          <table:table-cell office:value-type="float" office:value="1363050" calcext:value-type="float">
            <text:p>13630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_wORD,rule</text:p>
          </table:table-cell>
          <table:table-cell office:value-type="float" office:value="272610" calcext:value-type="float">
            <text:p>2726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dddd_wORD,rule</text:p>
          </table:table-cell>
          <table:table-cell office:value-type="float" office:value="1363050000" calcext:value-type="float">
            <text:p>13630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dd_wORD,rule</text:p>
          </table:table-cell>
          <table:table-cell office:value-type="float" office:value="13630500" calcext:value-type="float">
            <text:p>1363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d,rule</text:p>
          </table:table-cell>
          <table:table-cell office:value-type="float" office:value="1090440" calcext:value-type="float">
            <text:p>109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41757200" calcext:value-type="float">
            <text:p>1417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dd_sc,rule</text:p>
          </table:table-cell>
          <table:table-cell office:value-type="float" office:value="10904400" calcext:value-type="float">
            <text:p>1090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5362304" calcext:value-type="float">
            <text:p>45362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year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year_sc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year_wORD,rule</text:p>
          </table:table-cell>
          <table:table-cell office:value-type="float" office:value="17719650" calcext:value-type="float">
            <text:p>17719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2sc_dd,rule</text:p>
          </table:table-cell>
          <table:table-cell office:value-type="float" office:value="19109961" calcext:value-type="float">
            <text:p>1910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dd_mon,rule</text:p>
          </table:table-cell>
          <table:table-cell office:value-type="float" office:value="1134084861" calcext:value-type="float">
            <text:p>11340848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5098" calcext:value-type="float">
            <text:p>113950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_dd,rule</text:p>
          </table:table-cell>
          <table:table-cell office:value-type="float" office:value="995680764" calcext:value-type="float">
            <text:p>995680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_sc,rule</text:p>
          </table:table-cell>
          <table:table-cell office:value-type="float" office:value="68207022" calcext:value-type="float">
            <text:p>682070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07054600" calcext:value-type="float">
            <text:p>50705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,rule</text:p>
          </table:table-cell>
          <table:table-cell office:value-type="float" office:value="2726100" calcext:value-type="float">
            <text:p>272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d,rule</text:p>
          </table:table-cell>
          <table:table-cell office:value-type="float" office:value="27261000" calcext:value-type="float">
            <text:p>27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dd,rule</text:p>
          </table:table-cell>
          <table:table-cell office:value-type="float" office:value="272610000" calcext:value-type="float">
            <text:p>2726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d_sc,rule</text:p>
          </table:table-cell>
          <table:table-cell office:value-type="float" office:value="190854261" calcext:value-type="float">
            <text:p>1908542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2sc,rule</text:p>
          </table:table-cell>
          <table:table-cell office:value-type="float" office:value="19082700" calcext:value-type="float">
            <text:p>1908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age,rule</text:p>
          </table:table-cell>
          <table:table-cell office:value-type="float" office:value="30532320" calcext:value-type="float">
            <text:p>30532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age_sc,rule</text:p>
          </table:table-cell>
          <table:table-cell office:value-type="float" office:value="183030354" calcext:value-type="float">
            <text:p>183030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09961" calcext:value-type="float">
            <text:p>1910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mon_dd,rule</text:p>
          </table:table-cell>
          <table:table-cell office:value-type="float" office:value="35466561" calcext:value-type="float">
            <text:p>354665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mon_dd_sc,rule</text:p>
          </table:table-cell>
          <table:table-cell office:value-type="float" office:value="212635800" calcext:value-type="float">
            <text:p>21263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009" calcext:value-type="float">
            <text:p>18810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sc_dd,rule</text:p>
          </table:table-cell>
          <table:table-cell office:value-type="float" office:value="16356600" calcext:value-type="float">
            <text:p>1635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sc_year,rule</text:p>
          </table:table-cell>
          <table:table-cell office:value-type="float" office:value="13112541" calcext:value-type="float">
            <text:p>131125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3930" calcext:value-type="float">
            <text:p>35439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year_mon,rule</text:p>
          </table:table-cell>
          <table:table-cell office:value-type="float" office:value="26197821" calcext:value-type="float">
            <text:p>2619782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year_sc,rule</text:p>
          </table:table-cell>
          <table:table-cell office:value-type="float" office:value="116677080" calcext:value-type="float">
            <text:p>11667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year_sc_wORD,rule</text:p>
          </table:table-cell>
          <table:table-cell office:value-type="float" office:value="17719650" calcext:value-type="float">
            <text:p>17719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year_wORD,rule</text:p>
          </table:table-cell>
          <table:table-cell office:value-type="float" office:value="3543930" calcext:value-type="float">
            <text:p>35439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year_wORD_sc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sc_Word,rule</text:p>
          </table:table-cell>
          <table:table-cell office:value-type="float" office:value="1204498" calcext:value-type="float">
            <text:p>12044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cc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dd_Wor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mon_dd_Wor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d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sc,rule</text:p>
          </table:table-cell>
          <table:table-cell office:value-type="float" office:value="4553590" calcext:value-type="float">
            <text:p>45535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year,rule</text:p>
          </table:table-cell>
          <table:table-cell office:value-type="float" office:value="151002920" calcext:value-type="float">
            <text:p>151002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d_Wor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_Wor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_Wor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sc_Word,rule</text:p>
          </table:table-cell>
          <table:table-cell office:value-type="float" office:value="1468900" calcext:value-type="float">
            <text:p>146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dd_Word,rule</text:p>
          </table:table-cell>
          <table:table-cell office:value-type="float" office:value="1468900000" calcext:value-type="float">
            <text:p>14689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_Word,rule</text:p>
          </table:table-cell>
          <table:table-cell office:value-type="float" office:value="14689000" calcext:value-type="float">
            <text:p>1468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,rule</text:p>
          </table:table-cell>
          <table:table-cell office:value-type="float" office:value="1175120" calcext:value-type="float">
            <text:p>1175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52765600" calcext:value-type="float">
            <text:p>15276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sc,rule</text:p>
          </table:table-cell>
          <table:table-cell office:value-type="float" office:value="11751200" calcext:value-type="float">
            <text:p>1175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8884992" calcext:value-type="float">
            <text:p>488849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year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2sc_dd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dd_mon,rule</text:p>
          </table:table-cell>
          <table:table-cell office:value-type="float" office:value="1222154178" calcext:value-type="float">
            <text:p>12221541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0004" calcext:value-type="float">
            <text:p>12280004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d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sc,rule</text:p>
          </table:table-cell>
          <table:table-cell office:value-type="float" office:value="73503756" calcext:value-type="float">
            <text:p>735037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46430800" calcext:value-type="float">
            <text:p>5464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675378" calcext:value-type="float">
            <text:p>2056753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2sc,rule</text:p>
          </table:table-cell>
          <table:table-cell office:value-type="float" office:value="20564600" calcext:value-type="float">
            <text:p>2056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,rule</text:p>
          </table:table-cell>
          <table:table-cell office:value-type="float" office:value="32903360" calcext:value-type="float">
            <text:p>32903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_sc,rule</text:p>
          </table:table-cell>
          <table:table-cell office:value-type="float" office:value="197243892" calcext:value-type="float">
            <text:p>1972438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sc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,rule</text:p>
          </table:table-cell>
          <table:table-cell office:value-type="float" office:value="38220778" calcext:value-type="float">
            <text:p>382207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_sc,rule</text:p>
          </table:table-cell>
          <table:table-cell office:value-type="float" office:value="229148400" calcext:value-type="float">
            <text:p>2291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pd,rule</text:p>
          </table:table-cell>
          <table:table-cell office:value-type="float" office:value="2027082" calcext:value-type="float">
            <text:p>20270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26800" calcext:value-type="float">
            <text:p>176268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year,rule</text:p>
          </table:table-cell>
          <table:table-cell office:value-type="float" office:value="14130818" calcext:value-type="float">
            <text:p>14130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5.1450504320243" calcext:value-type="float">
            <text:p>5,15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mon,rule</text:p>
          </table:table-cell>
          <table:table-cell office:value-type="float" office:value="28232258" calcext:value-type="float">
            <text:p>282322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sc,rule</text:p>
          </table:table-cell>
          <table:table-cell office:value-type="float" office:value="125737840" calcext:value-type="float">
            <text:p>125737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sc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1-0_sc_word,rule</text:p>
          </table:table-cell>
          <table:table-cell office:value-type="float" office:value="1117701" calcext:value-type="float">
            <text:p>1117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1-0_word,rule</text:p>
          </table:table-cell>
          <table:table-cell office:value-type="float" office:value="272610" calcext:value-type="float">
            <text:p>2726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cc_word,rule</text:p>
          </table:table-cell>
          <table:table-cell office:value-type="float" office:value="845091" calcext:value-type="float">
            <text:p>8450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dd_word,rule</text:p>
          </table:table-cell>
          <table:table-cell office:value-type="float" office:value="84509100" calcext:value-type="float">
            <text:p>84509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mon_dd_word,rule</text:p>
          </table:table-cell>
          <table:table-cell office:value-type="float" office:value="995680764" calcext:value-type="float">
            <text:p>995680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,rule</text:p>
          </table:table-cell>
          <table:table-cell office:value-type="float" office:value="845091" calcext:value-type="float">
            <text:p>8450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_dd,rule</text:p>
          </table:table-cell>
          <table:table-cell office:value-type="float" office:value="84509100" calcext:value-type="float">
            <text:p>84509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_sc,rule</text:p>
          </table:table-cell>
          <table:table-cell office:value-type="float" office:value="4225455" calcext:value-type="float">
            <text:p>422545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ay_word_year,rule</text:p>
          </table:table-cell>
          <table:table-cell office:value-type="float" office:value="140121540" calcext:value-type="float">
            <text:p>140121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ddd_word,rule</text:p>
          </table:table-cell>
          <table:table-cell office:value-type="float" office:value="272610000" calcext:value-type="float">
            <text:p>2726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dd_word,rule</text:p>
          </table:table-cell>
          <table:table-cell office:value-type="float" office:value="27261000" calcext:value-type="float">
            <text:p>27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d_word,rule</text:p>
          </table:table-cell>
          <table:table-cell office:value-type="float" office:value="2726100" calcext:value-type="float">
            <text:p>272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_sc_word,rule</text:p>
          </table:table-cell>
          <table:table-cell office:value-type="float" office:value="1363050" calcext:value-type="float">
            <text:p>13630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d_word,rule</text:p>
          </table:table-cell>
          <table:table-cell office:value-type="float" office:value="272610" calcext:value-type="float">
            <text:p>2726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dddd_word,rule</text:p>
          </table:table-cell>
          <table:table-cell office:value-type="float" office:value="1363050000" calcext:value-type="float">
            <text:p>13630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dd_word,rule</text:p>
          </table:table-cell>
          <table:table-cell office:value-type="float" office:value="13630500" calcext:value-type="float">
            <text:p>1363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d,rule</text:p>
          </table:table-cell>
          <table:table-cell office:value-type="float" office:value="1090440" calcext:value-type="float">
            <text:p>109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41757200" calcext:value-type="float">
            <text:p>1417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dd_sc,rule</text:p>
          </table:table-cell>
          <table:table-cell office:value-type="float" office:value="10904400" calcext:value-type="float">
            <text:p>1090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5362304" calcext:value-type="float">
            <text:p>45362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year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word_year_sc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sc_year_word,rule</text:p>
          </table:table-cell>
          <table:table-cell office:value-type="float" office:value="17719650" calcext:value-type="float">
            <text:p>17719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2sc_dd,rule</text:p>
          </table:table-cell>
          <table:table-cell office:value-type="float" office:value="19109961" calcext:value-type="float">
            <text:p>19109961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dd_mon,rule</text:p>
          </table:table-cell>
          <table:table-cell office:value-type="float" office:value="1134084861" calcext:value-type="float">
            <text:p>11340848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5098" calcext:value-type="float">
            <text:p>11395098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_dd,rule</text:p>
          </table:table-cell>
          <table:table-cell office:value-type="float" office:value="995680764" calcext:value-type="float">
            <text:p>995680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_sc,rule</text:p>
          </table:table-cell>
          <table:table-cell office:value-type="float" office:value="68207022" calcext:value-type="float">
            <text:p>682070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07054600" calcext:value-type="float">
            <text:p>50705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,rule</text:p>
          </table:table-cell>
          <table:table-cell office:value-type="float" office:value="2726100" calcext:value-type="float">
            <text:p>2726100</text:p>
          </table:table-cell>
          <table:table-cell office:value-type="float" office:value="6.75449423224973" calcext:value-type="float">
            <text:p>6,75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d,rule</text:p>
          </table:table-cell>
          <table:table-cell office:value-type="float" office:value="27261000" calcext:value-type="float">
            <text:p>27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dd,rule</text:p>
          </table:table-cell>
          <table:table-cell office:value-type="float" office:value="272610000" calcext:value-type="float">
            <text:p>2726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d_sc,rule</text:p>
          </table:table-cell>
          <table:table-cell office:value-type="float" office:value="190854261" calcext:value-type="float">
            <text:p>190854261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2sc,rule</text:p>
          </table:table-cell>
          <table:table-cell office:value-type="float" office:value="19082700" calcext:value-type="float">
            <text:p>1908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age,rule</text:p>
          </table:table-cell>
          <table:table-cell office:value-type="float" office:value="30532320" calcext:value-type="float">
            <text:p>30532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age_sc,rule</text:p>
          </table:table-cell>
          <table:table-cell office:value-type="float" office:value="183030354" calcext:value-type="float">
            <text:p>183030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09961" calcext:value-type="float">
            <text:p>19109961</text:p>
          </table:table-cell>
          <table:table-cell office:value-type="float" office:value="6.75449423224973" calcext:value-type="float">
            <text:p>6,75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mon_dd,rule</text:p>
          </table:table-cell>
          <table:table-cell office:value-type="float" office:value="35466561" calcext:value-type="float">
            <text:p>354665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mon_dd_sc,rule</text:p>
          </table:table-cell>
          <table:table-cell office:value-type="float" office:value="212635800" calcext:value-type="float">
            <text:p>21263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009" calcext:value-type="float">
            <text:p>1881009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sc_dd,rule</text:p>
          </table:table-cell>
          <table:table-cell office:value-type="float" office:value="16356600" calcext:value-type="float">
            <text:p>16356600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sc_year,rule</text:p>
          </table:table-cell>
          <table:table-cell office:value-type="float" office:value="13112541" calcext:value-type="float">
            <text:p>13112541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3930" calcext:value-type="float">
            <text:p>3543930</text:p>
          </table:table-cell>
          <table:table-cell office:value-type="float" office:value="15.2035295947962" calcext:value-type="float">
            <text:p>15,2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year_mon,rule</text:p>
          </table:table-cell>
          <table:table-cell office:value-type="float" office:value="26197821" calcext:value-type="float">
            <text:p>2619782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word_year_sc,rule</text:p>
          </table:table-cell>
          <table:table-cell office:value-type="float" office:value="116677080" calcext:value-type="float">
            <text:p>11667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year_sc_word,rule</text:p>
          </table:table-cell>
          <table:table-cell office:value-type="float" office:value="17719650" calcext:value-type="float">
            <text:p>17719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year_word,rule</text:p>
          </table:table-cell>
          <table:table-cell office:value-type="float" office:value="3543930" calcext:value-type="float">
            <text:p>354393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kb_rus_noun_male</text:p>
          </table:table-cell>
          <table:table-cell office:value-type="string" calcext:value-type="string">
            <text:p>year_word_sc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4.58451231543237" calcext:value-type="float">
            <text:p>4,5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8:46:06.1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56S</meta:editing-duration>
    <meta:editing-cycles>3</meta:editing-cycles>
    <meta:generator>LibreOffice/5.2.0.4$Windows_x86 LibreOffice_project/066b007f5ebcc236395c7d282ba488bca6720265</meta:generator>
    <dc:date>2016-08-13T19:10:40.179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